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66cm" draw:marker-end-width="0.266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76cm" draw:marker-start-width="0.419cm" draw:marker-end="Arrow" draw:marker-end-width="0.52cm" draw:fill="none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Times" fo:font-size="12pt" style:font-size-asian="12pt" style:font-size-complex="12pt"/>
    </style:style>
    <style:style style:name="P3" style:family="paragraph">
      <style:text-properties style:font-name="Times"/>
    </style:style>
    <style:style style:name="T1" style:family="text">
      <style:text-properties style:font-name="Time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07cm" svg:height="7.41cm" svg:x="6.153cm" svg:y="6.7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4.618cm" svg:x="7.858cm" svg:y="8.32cm">
          <text:p text:style-name="P1">Candidate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3.856cm" svg:x="18.386cm" svg:y="8.447cm">
          <text:p text:style-name="P1">BM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13.192cm" svg:y1="9.255cm" svg:x2="18.399cm" svg:y2="9.255cm">
            <text:p/>
          </draw:line>
          <draw:line draw:style-name="gr4" draw:text-style-name="P1" draw:layer="layout" svg:x1="14.181cm" svg:y1="8.974cm" svg:x2="13.8cm" svg:y2="9.609cm">
            <text:p/>
          </draw:line>
          <draw:frame draw:style-name="gr5" draw:layer="layout" svg:width="0.762cm" svg:height="1.012cm" svg:x="13.573cm" svg:y="9.386cm">
            <draw:text-box>
              <text:p>N</text:p>
            </draw:text-box>
          </draw:frame>
          <draw:frame draw:style-name="gr6" draw:text-style-name="P2" draw:layer="layout" svg:width="3.556cm" svg:height="0.768cm" svg:x="13.446cm" svg:y="8.233cm">
            <draw:text-box>
              <text:p text:style-name="P2"><text:span text:style-name="T1">Current candidate</text:span></text:p>
            </draw:text-box>
          </draw:frame>
        </draw:g>
        <draw:line draw:style-name="gr3" draw:text-style-name="P1" draw:layer="layout" svg:x1="13.192cm" svg:y1="11.274cm" svg:x2="18.399cm" svg:y2="11.268cm">
          <text:p/>
        </draw:line>
        <draw:line draw:style-name="gr4" draw:text-style-name="P1" draw:layer="layout" svg:x1="14.181cm" svg:y1="10.993cm" svg:x2="13.8cm" svg:y2="11.628cm">
          <text:p/>
        </draw:line>
        <draw:frame draw:style-name="gr5" draw:layer="layout" svg:width="0.762cm" svg:height="1.012cm" svg:x="13.573cm" svg:y="11.405cm">
          <draw:text-box>
            <text:p>N</text:p>
          </draw:text-box>
        </draw:frame>
        <draw:frame draw:style-name="gr6" draw:text-style-name="P2" draw:layer="layout" svg:width="3.786cm" svg:height="0.768cm" svg:x="13.47cm" svg:y="10.228cm">
          <draw:text-box>
            <text:p text:style-name="P2"><text:span text:style-name="T1">Previous candidate</text:span></text:p>
          </draw:text-box>
        </draw:frame>
        <draw:line draw:style-name="gr7" draw:text-style-name="P1" draw:layer="layout" svg:x1="4.683cm" svg:y1="8.747cm" svg:x2="7.885cm" svg:y2="8.747cm">
          <text:p/>
        </draw:line>
        <draw:line draw:style-name="gr7" draw:text-style-name="P1" draw:layer="layout" svg:x1="4.683cm" svg:y1="9.519cm" svg:x2="7.885cm" svg:y2="9.547cm">
          <text:p/>
        </draw:line>
        <draw:line draw:style-name="gr7" draw:text-style-name="P1" draw:layer="layout" svg:x1="4.683cm" svg:y1="10.291cm" svg:x2="7.885cm" svg:y2="10.347cm">
          <text:p/>
        </draw:line>
        <draw:frame draw:style-name="gr8" draw:text-style-name="P2" draw:layer="layout" svg:width="1.018cm" svg:height="0.768cm" svg:x="4.794cm" svg:y="8.145cm">
          <draw:text-box>
            <text:p text:style-name="P3"><text:span text:style-name="T1">clk</text:span></text:p>
          </draw:text-box>
        </draw:frame>
        <draw:frame draw:style-name="gr8" draw:text-style-name="P2" draw:layer="layout" svg:width="0.925cm" svg:height="0.768cm" svg:x="4.894cm" svg:y="8.946cm">
          <draw:text-box>
            <text:p text:style-name="P3"><text:span text:style-name="T1">rst</text:span></text:p>
          </draw:text-box>
        </draw:frame>
        <draw:frame draw:style-name="gr8" draw:text-style-name="P2" draw:layer="layout" svg:width="0.9cm" svg:height="0.768cm" svg:x="4.894cm" svg:y="9.746cm">
          <draw:text-box>
            <text:p text:style-name="P3"><text:span text:style-name="T1">en</text:span></text:p>
          </draw:text-box>
        </draw:frame>
        <draw:line draw:style-name="gr9" draw:text-style-name="P1" draw:layer="layout" svg:x1="21.193cm" svg:y1="11.903cm" svg:x2="22.59cm" svg:y2="11.903cm">
          <text:p/>
        </draw:line>
        <draw:line draw:style-name="gr9" draw:text-style-name="P1" draw:layer="layout" svg:x1="22.59cm" svg:y1="11.922cm" svg:x2="22.59cm" svg:y2="13.192cm">
          <text:p/>
        </draw:line>
        <draw:line draw:style-name="gr9" draw:text-style-name="P1" draw:layer="layout" svg:x1="22.59cm" svg:y1="13.192cm" svg:x2="7.223cm" svg:y2="13.192cm">
          <text:p/>
        </draw:line>
        <draw:line draw:style-name="gr9" draw:text-style-name="P1" draw:layer="layout" svg:x1="7.223cm" svg:y1="13.192cm" svg:x2="7.223cm" svg:y2="12.049cm">
          <text:p/>
        </draw:line>
        <draw:line draw:style-name="gr7" draw:text-style-name="P1" draw:layer="layout" svg:x1="7.223cm" svg:y1="12.049cm" svg:x2="7.858cm" svg:y2="12.049cm">
          <text:p/>
        </draw:line>
        <draw:frame draw:style-name="gr10" draw:text-style-name="P2" draw:layer="layout" svg:width="2.766cm" svg:height="0.768cm" svg:x="21.094cm" svg:y="11.246cm">
          <draw:text-box>
            <text:p text:style-name="P3"><text:span text:style-name="T1">contributes</text:span></text:p>
          </draw:text-box>
        </draw:frame>
        <draw:line draw:style-name="gr9" draw:text-style-name="P1" draw:layer="layout" svg:x1="21.193cm" svg:y1="10.652cm" svg:x2="23.606cm" svg:y2="10.652cm">
          <text:p/>
        </draw:line>
        <draw:line draw:style-name="gr9" draw:text-style-name="P1" draw:layer="layout" svg:x1="23.606cm" svg:y1="10.652cm" svg:x2="23.606cm" svg:y2="13.573cm">
          <text:p/>
        </draw:line>
        <draw:line draw:style-name="gr9" draw:text-style-name="P1" draw:layer="layout" svg:x1="23.606cm" svg:y1="13.573cm" svg:x2="6.715cm" svg:y2="13.573cm">
          <text:p/>
        </draw:line>
        <draw:line draw:style-name="gr9" draw:text-style-name="P1" draw:layer="layout" svg:x1="6.715cm" svg:y1="13.573cm" svg:x2="6.715cm" svg:y2="11.287cm">
          <text:p/>
        </draw:line>
        <draw:line draw:style-name="gr7" draw:text-style-name="P1" draw:layer="layout" svg:x1="6.715cm" svg:y1="11.287cm" svg:x2="7.858cm" svg:y2="11.287cm">
          <text:p/>
        </draw:line>
        <draw:frame draw:style-name="gr10" draw:text-style-name="P2" draw:layer="layout" svg:width="2.766cm" svg:height="0.768cm" svg:x="21.094cm" svg:y="10.047cm">
          <draw:text-box>
            <text:p text:style-name="P3"><text:span text:style-name="T1">testor</text:span></text:p>
          </draw:text-box>
        </draw:frame>
        <draw:line draw:style-name="gr7" draw:text-style-name="P1" draw:layer="layout" svg:x1="21.193cm" svg:y1="9.128cm" svg:x2="25.638cm" svg:y2="9.128cm">
          <text:p/>
        </draw:line>
        <draw:frame draw:style-name="gr10" draw:text-style-name="P2" draw:layer="layout" svg:width="3.12cm" svg:height="0.768cm" svg:x="21.094cm" svg:y="8.548cm">
          <draw:text-box>
            <text:p text:style-name="P3"><text:span text:style-name="T1">typical testor</text:span></text:p>
          </draw:text-box>
        </draw:frame>
        <draw:line draw:style-name="gr4" draw:text-style-name="P1" draw:layer="layout" svg:x1="17.129cm" svg:y1="9.255cm" svg:x2="17.129cm" svg:y2="7.731cm">
          <text:p/>
        </draw:line>
        <draw:line draw:style-name="gr3" draw:text-style-name="P1" draw:layer="layout" svg:x1="17.129cm" svg:y1="7.731cm" svg:x2="25.638cm" svg:y2="7.731cm">
          <text:p/>
        </draw:line>
        <draw:line draw:style-name="gr4" draw:text-style-name="P1" draw:layer="layout" svg:x1="18.282cm" svg:y1="7.394cm" svg:x2="17.901cm" svg:y2="8.029cm">
          <text:p/>
        </draw:line>
        <draw:frame draw:style-name="gr5" draw:layer="layout" svg:width="0.762cm" svg:height="1.012cm" svg:x="17.373cm" svg:y="6.905cm">
          <draw:text-box>
            <text:p>N</text:p>
          </draw:text-box>
        </draw:frame>
        <draw:frame draw:style-name="gr10" draw:text-style-name="P2" draw:layer="layout" svg:width="3.12cm" svg:height="0.768cm" svg:x="21.094cm" svg:y="7.048cm">
          <draw:text-box>
            <text:p text:style-name="P3"><text:span text:style-name="T1">Candidate</text:span></text:p>
          </draw:text-box>
        </draw:frame>
        <draw:line draw:style-name="gr7" draw:text-style-name="P1" draw:layer="layout" svg:x1="13.192cm" svg:y1="12.684cm" svg:x2="25.638cm" svg:y2="12.684cm">
          <text:p/>
        </draw:line>
        <draw:frame draw:style-name="gr10" draw:text-style-name="P2" draw:layer="layout" svg:width="2.766cm" svg:height="0.768cm" svg:x="13.092cm" svg:y="12.016cm">
          <draw:text-box>
            <text:p text:style-name="P3"><text:span text:style-name="T1">d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imir </meta:initial-creator>
    <meta:creation-date>2014-02-01T11:48:47.797978019</meta:creation-date>
    <dc:date>2014-02-01T12:34:35.071735949</dc:date>
    <dc:creator>Vladimir </dc:creator>
    <meta:editing-duration>PT34M</meta:editing-duration>
    <meta:editing-cycles>16</meta:editing-cycles>
    <meta:generator>LibreOffice/4.1.3.2$Linux_X86_64 LibreOffice_project/410m0$Build-2</meta:generator>
    <meta:document-statistic meta:object-count="39"/>
  </office:meta>
</office:document-meta>
</file>